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arnabus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Cet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F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F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Gretta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Horatio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Keta</text:p>
          </table:table-cell>
          <table:table-cell office:value-type="string" calcext:value-type="string">
            <text:p>Ipsus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-00-00</text:date>, <text:time style:data-style-name="N2" text:time-value="12:01:24.833583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56:00.046713321</meta:creation-date>
    <dc:date>2020-05-26T12:03:00.550187579</dc:date>
    <meta:editing-duration>PT5M2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